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0f01" officeooo:paragraph-rsid="00000f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l;dr</text:p>
      <text:p text:style-name="P1"><text:tab/>-‘great, a nice short paper!’, but quickly realized the difficult questions involv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08:38:12.815982538</meta:creation-date>
    <dc:date>2021-01-12T08:39:49.365540563</dc:date>
    <meta:editing-duration>PT1M37S</meta:editing-duration>
    <meta:editing-cycles>1</meta:editing-cycles>
    <meta:document-statistic meta:table-count="0" meta:image-count="0" meta:object-count="0" meta:page-count="1" meta:paragraph-count="2" meta:word-count="13" meta:character-count="90" meta:non-whitespace-character-count="78"/>
    <meta:generator>LibreOffice/6.4.6.2$Linux_X86_64 LibreOffice_project/40$Build-2</meta:generator>
  </office:meta>
</office:document-meta>
</file>